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40000028B904C26CEBC750DDE.png" manifest:media-type="image/png"/>
  <manifest:file-entry manifest:full-path="Pictures/1000020100000188000001D2E7C6896EDEB5DF46.png" manifest:media-type="image/png"/>
  <manifest:file-entry manifest:full-path="Pictures/10000201000003A50000022CF2AFDF97402B59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1d0d" officeooo:paragraph-rsid="00161d0d"/>
    </style:style>
    <style:style style:name="P2" style:family="paragraph" style:parent-style-name="Text_20_body">
      <style:text-properties officeooo:rsid="001677c2" officeooo:paragraph-rsid="001677c2"/>
    </style:style>
    <style:style style:name="P3" style:family="paragraph" style:parent-style-name="Text_20_body">
      <style:text-properties officeooo:rsid="0022e05f" officeooo:paragraph-rsid="0022e05f"/>
    </style:style>
    <style:style style:name="P4" style:family="paragraph" style:parent-style-name="Text_20_body">
      <style:text-properties officeooo:rsid="00249513" officeooo:paragraph-rsid="00249513"/>
    </style:style>
    <style:style style:name="P5" style:family="paragraph" style:parent-style-name="Text_20_body">
      <style:paragraph-properties>
        <style:tab-stops>
          <style:tab-stop style:position="0.5in"/>
        </style:tab-stops>
      </style:paragraph-properties>
      <style:text-properties officeooo:rsid="00249513" officeooo:paragraph-rsid="00249513"/>
    </style:style>
    <style:style style:name="P6" style:family="paragraph" style:parent-style-name="Text_20_body">
      <style:text-properties officeooo:rsid="0016afae" officeooo:paragraph-rsid="00249513"/>
    </style:style>
    <style:style style:name="P7" style:family="paragraph" style:parent-style-name="Text_20_body">
      <style:text-properties fo:font-weight="bold" officeooo:rsid="002ca4a3" officeooo:paragraph-rsid="002ca4a3" style:font-weight-asian="bold" style:font-weight-complex="bold"/>
    </style:style>
    <style:style style:name="P8" style:family="paragraph" style:parent-style-name="Text_20_body">
      <style:text-properties fo:font-weight="bold" officeooo:rsid="002ca4a3" officeooo:paragraph-rsid="002e8cb7" style:font-weight-asian="bold" style:font-weight-complex="bold"/>
    </style:style>
    <style:style style:name="P9" style:family="paragraph" style:parent-style-name="Text_20_body">
      <style:text-properties fo:font-weight="bold" officeooo:rsid="002ca4a3" officeooo:paragraph-rsid="002ff790" style:font-weight-asian="bold" style:font-weight-complex="bold"/>
    </style:style>
    <style:style style:name="P10" style:family="paragraph" style:parent-style-name="Text_20_body">
      <style:text-properties fo:font-weight="bold" officeooo:rsid="002ca4a3" officeooo:paragraph-rsid="0031d22e" style:font-weight-asian="bold" style:font-weight-complex="bold"/>
    </style:style>
    <style:style style:name="P11" style:family="paragraph" style:parent-style-name="Text_20_body">
      <style:text-properties fo:font-weight="bold" officeooo:rsid="002ca4a3" officeooo:paragraph-rsid="00372211" style:font-weight-asian="bold" style:font-weight-complex="bold"/>
    </style:style>
    <style:style style:name="P12" style:family="paragraph" style:parent-style-name="Text_20_body">
      <style:text-properties fo:font-weight="normal" officeooo:rsid="002e8cb7" officeooo:paragraph-rsid="002e8cb7" style:font-weight-asian="normal" style:font-weight-complex="normal"/>
    </style:style>
    <style:style style:name="P13" style:family="paragraph" style:parent-style-name="Text_20_body">
      <style:text-properties fo:font-weight="normal" officeooo:rsid="0031d22e" officeooo:paragraph-rsid="0031d22e" style:font-weight-asian="normal" style:font-weight-complex="normal"/>
    </style:style>
    <style:style style:name="P14" style:family="paragraph" style:parent-style-name="Text_20_body">
      <style:text-properties fo:font-weight="normal" officeooo:rsid="00372211" officeooo:paragraph-rsid="00372211" style:font-weight-asian="normal" style:font-weight-complex="normal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1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18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64e92" officeooo:paragraph-rsid="00264e92" style:font-weight-asian="bold" style:font-weight-complex="bold"/>
    </style:style>
    <style:style style:name="P19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2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officeooo:rsid="00257baf" officeooo:paragraph-rsid="00257baf"/>
    </style:style>
    <style:style style:name="P2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2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57baf" officeooo:paragraph-rsid="00257baf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bold" officeooo:rsid="00264e92" officeooo:paragraph-rsid="00264e92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normal" officeooo:rsid="00264e92" officeooo:paragraph-rsid="00264e92" style:font-weight-asian="normal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2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2e8cb7" officeooo:paragraph-rsid="002e8cb7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officeooo:rsid="002ca4a3" officeooo:paragraph-rsid="002ca4a3"/>
    </style:style>
    <style:style style:name="P32" style:family="paragraph" style:parent-style-name="Table_20_Contents">
      <style:paragraph-properties fo:text-align="justify" style:justify-single-word="false"/>
      <style:text-properties officeooo:rsid="002ca4a3" officeooo:paragraph-rsid="002e8cb7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2ca4a3" officeooo:paragraph-rsid="002ca4a3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2ca4a3" officeooo:paragraph-rsid="002e8cb7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2ca4a3" officeooo:paragraph-rsid="002ff790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2ca4a3" officeooo:paragraph-rsid="0031d22e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2ca4a3" officeooo:paragraph-rsid="00372211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2e8cb7" officeooo:paragraph-rsid="002e8cb7"/>
    </style:style>
    <style:style style:name="P39" style:family="paragraph" style:parent-style-name="Table_20_Contents">
      <style:paragraph-properties fo:text-align="justify" style:justify-single-word="false"/>
      <style:text-properties officeooo:rsid="002ff790" officeooo:paragraph-rsid="002ff790"/>
    </style:style>
    <style:style style:name="P40" style:family="paragraph" style:parent-style-name="Table_20_Contents">
      <style:paragraph-properties fo:text-align="justify" style:justify-single-word="false"/>
      <style:text-properties officeooo:rsid="002ff790" officeooo:paragraph-rsid="00332021"/>
    </style:style>
    <style:style style:name="P41" style:family="paragraph" style:parent-style-name="Table_20_Contents">
      <style:text-properties officeooo:rsid="0031d22e"/>
    </style:style>
    <style:style style:name="P42" style:family="paragraph" style:parent-style-name="Table_20_Contents">
      <style:paragraph-properties fo:text-align="justify" style:justify-single-word="false"/>
      <style:text-properties officeooo:rsid="0031d22e" officeooo:paragraph-rsid="0031d22e"/>
    </style:style>
    <style:style style:name="P43" style:family="paragraph" style:parent-style-name="Table_20_Contents">
      <style:paragraph-properties fo:text-align="justify" style:justify-single-word="false"/>
      <style:text-properties officeooo:rsid="0031d22e" officeooo:paragraph-rsid="00372211"/>
    </style:style>
    <style:style style:name="P44" style:family="paragraph" style:parent-style-name="Table_20_Contents">
      <style:paragraph-properties fo:text-align="justify" style:justify-single-word="false"/>
      <style:text-properties officeooo:rsid="00332021" officeooo:paragraph-rsid="00332021"/>
    </style:style>
    <style:style style:name="P45" style:family="paragraph" style:parent-style-name="Table_20_Contents">
      <style:paragraph-properties fo:text-align="justify" style:justify-single-word="false"/>
      <style:text-properties officeooo:rsid="00332021" officeooo:paragraph-rsid="00372211"/>
    </style:style>
    <style:style style:name="P46" style:family="paragraph" style:parent-style-name="Table_20_Contents">
      <style:paragraph-properties fo:text-align="justify" style:justify-single-word="false"/>
      <style:text-properties officeooo:rsid="00372211" officeooo:paragraph-rsid="00372211"/>
    </style:style>
    <style:style style:name="P47" style:family="paragraph" style:parent-style-name="Table_20_Contents">
      <style:text-properties officeooo:rsid="00372211" officeooo:paragraph-rsid="00372211"/>
    </style:style>
    <style:style style:name="P48" style:family="paragraph" style:parent-style-name="Table_20_Contents">
      <style:paragraph-properties fo:text-align="justify" style:justify-single-word="false"/>
      <style:text-properties officeooo:rsid="003962eb" officeooo:paragraph-rsid="003962eb"/>
    </style:style>
    <style:style style:name="P49" style:family="paragraph" style:parent-style-name="Heading_20_2" style:list-style-name=""/>
    <style:style style:name="P50" style:family="paragraph" style:parent-style-name="Heading_20_2" style:list-style-name="">
      <style:text-properties fo:font-weight="normal" officeooo:rsid="0031d22e" officeooo:paragraph-rsid="00372211" style:font-weight-asian="normal" style:font-weight-complex="normal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fo:font-weight="normal" officeooo:rsid="0031d22e" officeooo:paragraph-rsid="0031d22e" style:font-weight-asian="normal" style:font-weight-complex="normal"/>
    </style:style>
    <style:style style:name="P53" style:family="paragraph" style:parent-style-name="Table_20_Contents">
      <style:text-properties officeooo:rsid="003962eb"/>
    </style:style>
    <style:style style:name="P54" style:family="paragraph" style:parent-style-name="Table_20_Contents">
      <style:text-properties officeooo:rsid="00372211"/>
    </style:style>
    <style:style style:name="P55" style:family="paragraph" style:parent-style-name="Heading_20_1">
      <style:paragraph-properties fo:break-before="page"/>
    </style:style>
    <style:style style:name="T1" style:family="text">
      <style:text-properties officeooo:rsid="00145461"/>
    </style:style>
    <style:style style:name="T2" style:family="text">
      <style:text-properties officeooo:rsid="0020b0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e8cb7"/>
    </style:style>
    <style:style style:name="T5" style:family="text">
      <style:text-properties officeooo:rsid="002ff790"/>
    </style:style>
    <style:style style:name="T6" style:family="text">
      <style:text-properties officeooo:rsid="0031d22e"/>
    </style:style>
    <style:style style:name="T7" style:family="text">
      <style:text-properties officeooo:rsid="0032fc2a"/>
    </style:style>
    <style:style style:name="T8" style:family="text">
      <style:text-properties officeooo:rsid="00332021"/>
    </style:style>
    <style:style style:name="T9" style:family="text">
      <style:text-properties officeooo:rsid="00372211"/>
    </style:style>
    <style:style style:name="T10" style:family="text">
      <style:text-properties officeooo:rsid="0037a216"/>
    </style:style>
    <style:style style:name="T11" style:family="text">
      <style:text-properties officeooo:rsid="003b3c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hdanto</text:h>
      <text:p text:style-name="Text_20_body">Järjestelmän <text:span text:style-name="T1">on tarkoitus olla keskustelufoorumi jollekin tarkemmin nimeämättömälle käyttäjäryhmälle. Ylläpitäjän täytyy hyväksyä jokainen uusi jäsen. Jäsenet pystyvät lisätä kirjoituksia ennelta määriteltyihin aiheryhmiin. Jäsenet pystyvät myös vastata aiemmin läheteltyihin viesteihin.</text:span></text:p>
      <text:p text:style-name="P1"><text:span text:style-name="T2">Jäsen</text:span> näkee, onko hän jo lukenut tietyin viestiketjun, tai onko siihen tullut uusia viestejä sen jälkeen kun hän on sen viimeksi avannut. Hän pystyy myös nähdä, ketkä muut <text:span text:style-name="T2">jäsenet</text:span> ovat lukeneet mitäkin ketjuja.</text:p>
      <text:p text:style-name="P1"><text:span text:style-name="T2">Jäsen</text:span> pystyy järjestetää viestiketjut haluamallaan tavalla, esimerkiksi ketjun aloituspäivämäärän tai viimeisen vastauksen päivämäärän mukaisesti.</text:p>
      <text:p text:style-name="P2"><text:span text:style-name="T2">Jäsenet</text:span> pystyvät poistaa omia viestejänsä, tai muokata niitä tietyn aikaa lähetyksen jälkeen. Ylläpitäjillä on laajemmat oikeudet viestien poistoon ja siirtoon.</text:p>
      <text:p text:style-name="P6">Järjstelmä toteuteaan PHP-ohjelmointikielellä, ja se on on käytettävissä laitoksen users-palvelimella. Järjestelmä toimii käyttäjän selaimessa ilman Javascript tukea, mutta sillä saatetaan hieman ehostaa järjestelmän käytettävyyttä. Tietokantana käytettään Postgres-tietokantaa, ja <text:span text:style-name="T11">järjestelmässä käyettään joitakin Postgresin erityisominaisuuksia, jonka johdosta järjestelmää ei pysty suoraan käyttämään toisella tietokantamoottorilla.</text:span></text:p>
      <text:h text:style-name="P55" text:outline-level="1">Yleiskuva järjestelmästä</text:h>
      <text:h text:style-name="Heading_20_2" text:outline-level="2">Käyttötapauskaavio</text:h>
      <text:h text:style-name="Heading_20_2" text:outline-level="2"><draw:frame draw:style-name="fr1" draw:name="Image1" text:anchor-type="paragraph" svg:width="6.6929in" svg:height="3.9882in" draw:z-index="0"><draw:image xlink:href="Pictures/10000201000003A50000022CF2AFDF97402B5960.png" xlink:type="simple" xlink:show="embed" xlink:actuate="onLoad"/></draw:frame></text:h>
      <text:h text:style-name="Heading_20_2" text:outline-level="2">Käyttäjäryhmät</text:h>
      <text:p text:style-name="P3">Jokamies</text:p>
      <text:p text:style-name="P15">Jokamiehellä ei ole muita oikeuksia, kuin lähettää jäsenhakemus, jonka ylläpitäjä voi joko hyväksyä tai hylätä.</text:p>
      <text:p text:style-name="P26">Jäsen</text:p>
      <text:p text:style-name="P15">Jäsenet pystyvät lukea ja kirjoitella viestejä.</text:p>
      <text:p text:style-name="P27">Ylläpitäjä</text:p>
      <text:p text:style-name="P17">Ylläpitäjät voivat hyväksyä uusia jäseniä. He pystyvät poistaa ja siirtää muiden jäsenten viestejä. He pystyvät myös poistaa ja luoda uusia aihealueita.</text:p>
      <text:h text:style-name="P49" text:outline-level="2"/>
      <text:h text:style-name="P51" text:outline-level="2">Käyttötapauskuvaukset</text:h>
      <text:p text:style-name="P4">Jokamiehen käyttötapaukset</text:p>
      <text:p text:style-name="P5"><text:tab/><text:span text:style-name="T3">Jäsenhakemuksen tekeminen</text:span></text:p>
      <text:p text:style-name="P16">Jokainen pystyy halutessaan täyttää ja lähettää lomakkeen, jonka ylläpitäjä voi tarpeen vaatiessa hyväksyä.</text:p>
      <text:p text:style-name="P28">Jäsenen käyttötapaukset</text:p>
      <text:p text:style-name="P19">Viestien lukeminen</text:p>
      <text:p text:style-name="P20">Jäsenet pystyvät lukea haluamiaan viestiketjuja.</text:p>
      <text:p text:style-name="P21">Viestien hakeminen</text:p>
      <text:p text:style-name="P22">Jäsenet pystyvät järjestää viestejä haluamiensa kriteerien mukaisesti.</text:p>
      <text:p text:style-name="P21">Keskusteluun osallistuminen</text:p>
      <text:p text:style-name="P22">Jäsenet pystyvät lisätä viestejä eri alueille, sekä vastata jo olemassa oleviin viesteihin.</text:p>
      <text:p text:style-name="P21">Muut käyttötapaukset</text:p>
      <text:p text:style-name="P22">Kirjautuminen</text:p>
      <text:p text:style-name="P29">Ylläpitäjän käyttötapaukset</text:p>
      <text:p text:style-name="P18">Moderointi</text:p>
      <text:p text:style-name="P23">Ylläpitäjät pysyvät poistamaan ja siirtämään käyttäjien viestejä.</text:p>
      <text:p text:style-name="P24">Uusien jäsenten hyväksyminen</text:p>
      <text:p text:style-name="P25">Ylläpitäjä voi nähdä listan jäsenhakemuksista, joita hän voi halutessaan joko hyväksyä tai hylätä.</text:p>
      <text:p text:style-name="P24">Muut käyttötapaukset</text:p>
      <text:p text:style-name="P25">Kaikki jäsenen käyttötapaukset</text:p>
      <text:h text:style-name="P51" text:outline-level="2">Järjestelmän tietosisältö</text:h>
      <text:p text:style-name="P7"><draw:frame draw:style-name="fr2" draw:name="Image2" text:anchor-type="paragraph" svg:x="0.1236in" svg:y="0in" svg:width="4.0835in" svg:height="4.8543in" draw:z-index="1"><draw:image xlink:href="Pictures/1000020100000188000001D2E7C6896EDEB5DF46.png" xlink:type="simple" xlink:show="embed" xlink:actuate="onLoad"/></draw:frame></text:p>
      <text:p text:style-name="P7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3">Attribuutti</text:p>
          </table:table-cell>
          <table:table-cell table:style-name="Table1.A1" office:value-type="string">
            <text:p text:style-name="P33">Arvojoukko</text:p>
          </table:table-cell>
          <table:table-cell table:style-name="Table1.C1" office:value-type="string">
            <text:p text:style-name="P33">Kuvailu</text:p>
          </table:table-cell>
        </table:table-row>
        <table:table-row>
          <table:table-cell table:style-name="Table1.A2" office:value-type="string">
            <text:p text:style-name="P31">Nimi</text:p>
          </table:table-cell>
          <table:table-cell table:style-name="Table1.A2" office:value-type="string">
            <text:p text:style-name="P31">Merkkijono, max 100 merkkiä</text:p>
          </table:table-cell>
          <table:table-cell table:style-name="Table1.C2" office:value-type="string">
            <text:p text:style-name="P31">Käyttäjän käyttämä nimi</text:p>
          </table:table-cell>
        </table:table-row>
        <table:table-row>
          <table:table-cell table:style-name="Table1.A2" office:value-type="string">
            <text:p text:style-name="P31">Salasanan tiiviste</text:p>
          </table:table-cell>
          <table:table-cell table:style-name="Table1.A2" office:value-type="string">
            <text:p text:style-name="P31">Merkkijono, max 255 merkkiä</text:p>
          </table:table-cell>
          <table:table-cell table:style-name="Table1.C2" office:value-type="string">
            <text:p text:style-name="P31">Salasanatiiviste suolan kanssa</text:p>
          </table:table-cell>
        </table:table-row>
        <table:table-row>
          <table:table-cell table:style-name="Table1.A2" office:value-type="string">
            <text:p text:style-name="P31">Sähköposti</text:p>
          </table:table-cell>
          <table:table-cell table:style-name="Table1.A2" office:value-type="string">
            <text:p text:style-name="P31">Merkkijoho, max 100 merkkiä</text:p>
          </table:table-cell>
          <table:table-cell table:style-name="Table1.C2" office:value-type="string">
            <text:p text:style-name="P31">Käyttäjän sähköpostiosoite</text:p>
          </table:table-cell>
        </table:table-row>
        <table:table-row>
          <table:table-cell table:style-name="Table1.A2" office:value-type="string">
            <text:p text:style-name="P48">Hyväksytty</text:p>
          </table:table-cell>
          <table:table-cell table:style-name="Table1.A2" office:value-type="string">
            <text:p text:style-name="P48">Totuusarvo, oletuksena ei</text:p>
          </table:table-cell>
          <table:table-cell table:style-name="Table1.C2" office:value-type="string">
            <text:p text:style-name="P53">Onko käyttäjä hyväksytty keskusteluun</text:p>
          </table:table-cell>
        </table:table-row>
        <table:table-row>
          <table:table-cell table:style-name="Table1.A2" office:value-type="string">
            <text:p text:style-name="P31">Onko ylläpitäjä</text:p>
          </table:table-cell>
          <table:table-cell table:style-name="Table1.A2" office:value-type="string">
            <text:p text:style-name="P31">Totuusarvo, oletuksena ei</text:p>
          </table:table-cell>
          <table:table-cell table:style-name="Table1.C2" office:value-type="string">
            <text:p text:style-name="P31">Onko käyttäjä ylläpitäjä</text:p>
          </table:table-cell>
        </table:table-row>
      </table:table>
      <text:p text:style-name="P7"/>
      <text:p text:style-name="P8">Tietokohde: <text:span text:style-name="T4">Alu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Attribuutti</text:p>
          </table:table-cell>
          <table:table-cell table:style-name="Table2.A1" office:value-type="string">
            <text:p text:style-name="P34">Arvojoukko</text:p>
          </table:table-cell>
          <table:table-cell table:style-name="Table2.C1" office:value-type="string">
            <text:p text:style-name="P34">Kuvailu</text:p>
          </table:table-cell>
        </table:table-row>
        <table:table-row>
          <table:table-cell table:style-name="Table2.A2" office:value-type="string">
            <text:p text:style-name="P32">Nimi</text:p>
          </table:table-cell>
          <table:table-cell table:style-name="Table2.A2" office:value-type="string">
            <text:p text:style-name="P32">Merkkijono, max 100 merkkiä</text:p>
          </table:table-cell>
          <table:table-cell table:style-name="Table2.C2" office:value-type="string">
            <text:p text:style-name="P38">Alueen nimi</text:p>
          </table:table-cell>
        </table:table-row>
      </table:table>
      <text:p text:style-name="P12">Viestejä voi lähetellä eri alueille, joita ylläpitäjät voivat halutessaan luoda</text:p>
      <text:p text:style-name="P8">Tietokohde: <text:span text:style-name="T4">Ketju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Attribuutti</text:p>
          </table:table-cell>
          <table:table-cell table:style-name="Table3.A1" office:value-type="string">
            <text:p text:style-name="P34">Arvojoukko</text:p>
          </table:table-cell>
          <table:table-cell table:style-name="Table3.C1" office:value-type="string">
            <text:p text:style-name="P34">Kuvailu</text:p>
          </table:table-cell>
        </table:table-row>
        <text:soft-page-break/>
        <table:table-row>
          <table:table-cell table:style-name="Table3.A2" office:value-type="string">
            <text:p text:style-name="P39">Alue</text:p>
          </table:table-cell>
          <table:table-cell table:style-name="Table3.A2" office:value-type="string">
            <text:p text:style-name="P44">Kokonaisluku</text:p>
          </table:table-cell>
          <table:table-cell table:style-name="Table3.C2" office:value-type="string">
            <text:p text:style-name="P38">Mihin alueeseen ketju kuuluu</text:p>
          </table:table-cell>
        </table:table-row>
      </table:table>
      <text:p text:style-name="P12">Ketju kuuluu aina tiettyyn alueeseen. Viestit viittaavat aina tiettyyn ketjuun.</text:p>
      <text:p text:style-name="P30"/>
      <text:p text:style-name="P9">Tietokohde: <text:span text:style-name="T5">Viest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Attribuutti</text:p>
          </table:table-cell>
          <table:table-cell table:style-name="Table4.A1" office:value-type="string">
            <text:p text:style-name="P35">Arvojoukko</text:p>
          </table:table-cell>
          <table:table-cell table:style-name="Table4.C1" office:value-type="string">
            <text:p text:style-name="P35">Kuvailu</text:p>
          </table:table-cell>
        </table:table-row>
        <table:table-row>
          <table:table-cell table:style-name="Table4.A2" office:value-type="string">
            <text:p text:style-name="P39">Ketju</text:p>
          </table:table-cell>
          <table:table-cell table:style-name="Table4.A2" office:value-type="string">
            <text:p text:style-name="P44">Kokonaisluku</text:p>
          </table:table-cell>
          <table:table-cell table:style-name="Table4.C2" office:value-type="string">
            <text:p text:style-name="P39">Mihin ketjuun viesti kuuluu</text:p>
          </table:table-cell>
        </table:table-row>
        <table:table-row>
          <table:table-cell table:style-name="Table4.A2" office:value-type="string">
            <text:p text:style-name="P39">Viesti mihin vastataan</text:p>
          </table:table-cell>
          <table:table-cell table:style-name="Table4.A2" office:value-type="string">
            <text:p text:style-name="P40"><text:span text:style-name="T8">Kokonaisluku</text:span> tai NULL</text:p>
          </table:table-cell>
          <table:table-cell table:style-name="Table4.C2" office:value-type="string">
            <text:p text:style-name="P39">Mihin viestiin viesti on vastaus. Mikäli NULL, niin tarkoittaa samaa kuin aloitusviesti.</text:p>
          </table:table-cell>
        </table:table-row>
        <table:table-row>
          <table:table-cell table:style-name="Table4.A2" office:value-type="string">
            <text:p text:style-name="P39">Käyttäjä</text:p>
          </table:table-cell>
          <table:table-cell table:style-name="Table4.A2" office:value-type="string">
            <text:p text:style-name="P44">Kokonaisluku</text:p>
          </table:table-cell>
          <table:table-cell table:style-name="Table4.C2" office:value-type="string">
            <text:p text:style-name="P39">Viestin lähettäjä</text:p>
          </table:table-cell>
        </table:table-row>
        <table:table-row>
          <table:table-cell table:style-name="Table4.A2" office:value-type="string">
            <text:p text:style-name="P39">Lähetysaika</text:p>
          </table:table-cell>
          <table:table-cell table:style-name="Table4.A2" office:value-type="string">
            <text:p text:style-name="P39">Aika</text:p>
          </table:table-cell>
          <table:table-cell table:style-name="Table4.C2" office:value-type="string">
            <text:p text:style-name="P39">Milloin viesti on lähetetty</text:p>
          </table:table-cell>
        </table:table-row>
        <table:table-row>
          <table:table-cell table:style-name="Table4.A2" office:value-type="string">
            <text:p text:style-name="P39">Viesti</text:p>
          </table:table-cell>
          <table:table-cell table:style-name="Table4.A2" office:value-type="string">
            <text:p text:style-name="P39">Merkkijono</text:p>
          </table:table-cell>
          <table:table-cell table:style-name="Table4.C2" office:value-type="string">
            <text:p text:style-name="P39">Viestin sisältö</text:p>
          </table:table-cell>
        </table:table-row>
      </table:table>
      <text:p text:style-name="P9"/>
      <text:p text:style-name="P10">Tietokohde: <text:span text:style-name="T6">Luku tieto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6">Attribuutti</text:p>
          </table:table-cell>
          <table:table-cell table:style-name="Table5.A1" office:value-type="string">
            <text:p text:style-name="P36">Arvojoukko</text:p>
          </table:table-cell>
          <table:table-cell table:style-name="Table5.C1" office:value-type="string">
            <text:p text:style-name="P36">Kuvailu</text:p>
          </table:table-cell>
        </table:table-row>
        <table:table-row>
          <table:table-cell table:style-name="Table5.A2" office:value-type="string">
            <text:p text:style-name="P42">Ketju</text:p>
          </table:table-cell>
          <table:table-cell table:style-name="Table5.A2" office:value-type="string">
            <text:p text:style-name="P44">Kokonaisluku</text:p>
          </table:table-cell>
          <table:table-cell table:style-name="Table5.C2" office:value-type="string">
            <text:p text:style-name="P42">Mistä ketjusta kyse</text:p>
          </table:table-cell>
        </table:table-row>
        <table:table-row>
          <table:table-cell table:style-name="Table5.A2" office:value-type="string">
            <text:p text:style-name="P42">Käyttäjä</text:p>
          </table:table-cell>
          <table:table-cell table:style-name="Table5.A2" office:value-type="string">
            <text:p text:style-name="P44">Kokonaisluku</text:p>
          </table:table-cell>
          <table:table-cell table:style-name="Table5.C2" office:value-type="string">
            <text:p text:style-name="P42">Mistä käyttäjästä kyse</text:p>
          </table:table-cell>
        </table:table-row>
        <table:table-row>
          <table:table-cell table:style-name="Table5.A2" office:value-type="string">
            <text:p text:style-name="P42">Viimeisin viesti</text:p>
          </table:table-cell>
          <table:table-cell table:style-name="Table5.A2" office:value-type="string">
            <text:p text:style-name="P44">Kokonaisluku</text:p>
          </table:table-cell>
          <table:table-cell table:style-name="Table5.C2" office:value-type="string">
            <text:p text:style-name="P41">Lukuhetkellä ketjuun viimeiseksi lähetetty viesti</text:p>
          </table:table-cell>
        </table:table-row>
      </table:table>
      <text:p text:style-name="P13">Pitää kirjaa mitä ketjuja käyttäjät ovat lukeneet, <text:span text:style-name="T7">ja mikä on viimeisin viesti ketjussa kun se on luettu.</text:span></text:p>
      <text:p text:style-name="P11">Tietokohde: <text:span text:style-name="T9">Kirjautumis tieto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7">Attribuutti</text:p>
          </table:table-cell>
          <table:table-cell table:style-name="Table6.A1" office:value-type="string">
            <text:p text:style-name="P37">Arvojoukko</text:p>
          </table:table-cell>
          <table:table-cell table:style-name="Table6.C1" office:value-type="string">
            <text:p text:style-name="P37">Kuvailu</text:p>
          </table:table-cell>
        </table:table-row>
        <table:table-row>
          <table:table-cell table:style-name="Table6.A2" office:value-type="string">
            <text:p text:style-name="P46">Tokeni</text:p>
          </table:table-cell>
          <table:table-cell table:style-name="Table6.A2" office:value-type="string">
            <text:p text:style-name="P46">Merkkijono</text:p>
          </table:table-cell>
          <table:table-cell table:style-name="Table6.C2" office:value-type="string">
            <text:p text:style-name="P54">Satunnaisista merkeistä koostuva merkkijono</text:p>
          </table:table-cell>
        </table:table-row>
        <table:table-row>
          <table:table-cell table:style-name="Table6.A2" office:value-type="string">
            <text:p text:style-name="P43">Käyttäjä</text:p>
          </table:table-cell>
          <table:table-cell table:style-name="Table6.A2" office:value-type="string">
            <text:p text:style-name="P45">Kokonaisluku</text:p>
          </table:table-cell>
          <table:table-cell table:style-name="Table6.C2" office:value-type="string">
            <text:p text:style-name="P43">Mistä käyttäjästä kyse</text:p>
          </table:table-cell>
        </table:table-row>
        <table:table-row>
          <table:table-cell table:style-name="Table6.A2" office:value-type="string">
            <text:p text:style-name="P46">Viimeksi aktiivinen</text:p>
          </table:table-cell>
          <table:table-cell table:style-name="Table6.A2" office:value-type="string">
            <text:p text:style-name="P46">Aika</text:p>
          </table:table-cell>
          <table:table-cell table:style-name="Table6.C2" office:value-type="string">
            <text:p text:style-name="P47">Aika jolloin käyttäjä on viimeksi tehnyt jotain</text:p>
          </table:table-cell>
        </table:table-row>
      </table:table>
      <text:p text:style-name="P14">Pitää kirjaa aktiivisista <text:span text:style-name="T10">kirjautumisista järjestelmiin. Kun käyttäjä kirjautuu sisään, generoidaan satunnaisista merkeistä koostuva merkkijono, joka tallennetaan tietokantaan, sekä annetaan käyttäjän selaimelle. </text:span></text:p>
      <text:h text:style-name="P50" text:outline-level="2"/>
      <text:h text:style-name="P52" text:outline-level="2">Relaatiotietokantakaavio</text:h>
      <text:p text:style-name="P13"><draw:frame draw:style-name="fr1" draw:name="Image3" text:anchor-type="paragraph" svg:width="6.6929in" svg:height="4.6752in" draw:z-index="2"><draw:image xlink:href="Pictures/10000201000003A40000028B904C26CEBC750D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41:00.262334913</meta:creation-date>
    <meta:generator>LibreOffice/5.1.6.2$Linux_X86_64 LibreOffice_project/10m0$Build-2</meta:generator>
    <dc:date>2017-04-02T15:42:43.073880123</dc:date>
    <meta:editing-duration>PT2H11M50S</meta:editing-duration>
    <meta:editing-cycles>38</meta:editing-cycles>
    <meta:document-statistic meta:table-count="6" meta:image-count="3" meta:object-count="0" meta:page-count="7" meta:paragraph-count="119" meta:word-count="495" meta:character-count="4262" meta:non-whitespace-character-count="3884"/>
  </office:meta>
</office:document-meta>
</file>